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Test_2020-04-27 19:58:50.373" table:style-name="ta1">
        <table:shapes>
          <draw:frame draw:z-index="0" draw:style-name="gr1" draw:text-style-name="P1" svg:width="453.43pt" svg:height="255.23pt" svg:x="88.98pt" svg:y="134.79pt">
            <draw:object draw:notify-on-update-of-ranges="'gameTest_2020-04-27 19:58:50.373'.A1:'gameTest_2020-04-27 19:58:50.373'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Min</text:p>
          </table:table-cell>
          <table:table-cell table:formula="of:=MIN([.A1:.A100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Max</text:p>
          </table:table-cell>
          <table:table-cell table:formula="of:=MAX([.A1:.A100])"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Average</text:p>
          </table:table-cell>
          <table:table-cell table:formula="of:=AVERAGE([.A1:.A100])" office:value-type="float" office:value="694.75" calcext:value-type="float">
            <text:p>694.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3:48:33.992377475</dc:date>
    <meta:editing-duration>P2DT17H31M</meta:editing-duration>
    <meta:editing-cycles>1</meta:editing-cycles>
    <meta:document-statistic meta:table-count="1" meta:cell-count="10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3.734cm" svg:y="4.203cm" style:legend-expansion="high" chart:style-name="ch2"/>
        <chart:plot-area chart:style-name="ch3" table:cell-range-address="'gameTest_2020-04-27 19:58:50.373'.A1:'gameTest_2020-04-27 19:58:50.373'.A100" svg:x="0.319cm" svg:y="0.18cm" svg:width="13.096cm" svg:height="8.645cm">
          <chartooo:coordinate-region svg:x="1.311cm" svg:y="0.379cm" svg:width="12.104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ameTest_2020-04-27 19:58:50.373'.A1:'gameTest_2020-04-27 19:58:50.373'.A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  <draw:g>
                  <svg:desc>'gameTest_2020-04-27 19:58:50.373'.A1:'gameTest_2020-04-27 19:58:50.373'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